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E50000003C2A01567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Italic" svg:font-family="'Calibri,BoldItalic'"/>
    <style:font-face style:name="OpenSymbol" svg:font-family="OpenSymbol"/>
    <style:font-face style:name="TimesNewRoman,Italic" svg:font-family="'TimesNewRoman,Italic'"/>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2" style:family="table">
      <style:table-properties style:width="15.501cm" table:align="margins" fo:keep-with-next="always"/>
    </style:style>
    <style:style style:name="Tabelle2.A" style:family="table-column">
      <style:table-column-properties style:column-width="3.875cm" style:rel-column-width="16383*"/>
    </style:style>
    <style:style style:name="Tabelle2.D" style:family="table-column">
      <style:table-column-properties style:column-width="3.875cm" style:rel-column-width="16386*"/>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hyphenation-ladder-count="no-limit"/>
      <style:text-properties fo:font-size="10pt" fo:font-weight="normal" style:font-size-asian="10pt" style:font-weight-asian="normal" style:font-size-complex="10pt" style:font-weight-complex="normal" fo:hyphenate="true" fo:hyphenation-remain-char-count="2" fo:hyphenation-push-char-count="2"/>
    </style:style>
    <style:style style:name="P2" style:family="paragraph" style:parent-style-name="Text_20_body">
      <style:paragraph-properties fo:hyphenation-ladder-count="no-limit"/>
      <style:text-properties fo:font-size="10pt" fo:font-weight="normal" style:font-size-asian="10pt" style:font-weight-asian="normal" style:font-size-complex="10pt" style:font-weight-complex="normal" fo:hyphenate="false" fo:hyphenation-remain-char-count="2" fo:hyphenation-push-char-count="2"/>
    </style:style>
    <style:style style:name="P3" style:family="paragraph" style:parent-style-name="Text_20_body">
      <style:paragraph-properties fo:hyphenation-ladder-count="no-limit"/>
      <style:text-properties fo:hyphenate="false" fo:hyphenation-remain-char-count="2" fo:hyphenation-push-char-count="2"/>
    </style:style>
    <style:style style:name="P4" style:family="paragraph" style:parent-style-name="Text_20_body">
      <style:paragraph-properties fo:hyphenation-ladder-count="no-limit"/>
      <style:text-properties fo:font-weight="bold" style:font-weight-asian="bold" style:font-weight-complex="bold" fo:hyphenate="false" fo:hyphenation-remain-char-count="2" fo:hyphenation-push-char-count="2"/>
    </style:style>
    <style:style style:name="P5" style:family="paragraph" style:parent-style-name="Text_20_body">
      <style:paragraph-properties fo:hyphenation-ladder-count="no-limit"/>
      <style:text-properties fo:font-weight="bold" fo:background-color="#ffff00" style:font-weight-asian="bold" style:font-weight-complex="bold" fo:hyphenate="false" fo:hyphenation-remain-char-count="2" fo:hyphenation-push-char-count="2"/>
    </style:style>
    <style:style style:name="P6" style:family="paragraph" style:parent-style-name="Text_20_body">
      <style:text-properties fo:font-weight="bold" fo:background-color="transparent" style:font-weight-asian="bold" style:font-weight-complex="bold"/>
    </style:style>
    <style:style style:name="P7" style:family="paragraph" style:parent-style-name="Text_20_body">
      <style:paragraph-properties fo:hyphenation-ladder-count="no-limit"/>
      <style:text-properties style:font-name="Arial" fo:font-size="10pt" fo:font-weight="normal" style:font-size-asian="10pt" style:font-weight-asian="normal" style:font-size-complex="10pt" style:font-weight-complex="normal" fo:hyphenate="false" fo:hyphenation-remain-char-count="2" fo:hyphenation-push-char-count="2"/>
    </style:style>
    <style:style style:name="P8" style:family="paragraph" style:parent-style-name="Text_20_body">
      <style:paragraph-properties fo:line-height="100%" fo:hyphenation-ladder-count="no-limit"/>
      <style:text-properties style:font-name="Arial" fo:font-size="10pt" fo:font-weight="normal" style:font-size-asian="10pt" style:font-weight-asian="normal" style:font-size-complex="10pt" style:font-weight-complex="normal" fo:hyphenate="false" fo:hyphenation-remain-char-count="2" fo:hyphenation-push-char-count="2"/>
    </style:style>
    <style:style style:name="P9" style:family="paragraph" style:parent-style-name="Text_20_body">
      <style:paragraph-properties fo:hyphenation-ladder-count="no-limit"/>
      <style:text-properties fo:color="#000000" fo:hyphenate="false" fo:hyphenation-remain-char-count="2" fo:hyphenation-push-char-count="2"/>
    </style:style>
    <style:style style:name="P10" style:family="paragraph" style:parent-style-name="Text_20_body">
      <style:paragraph-properties fo:hyphenation-ladder-count="no-limit"/>
      <style:text-properties fo:color="#000000" fo:background-color="transparent" fo:hyphenate="false" fo:hyphenation-remain-char-count="2" fo:hyphenation-push-char-count="2"/>
    </style:style>
    <style:style style:name="P11" style:family="paragraph" style:parent-style-name="Text_20_body">
      <style:paragraph-properties fo:hyphenation-ladder-count="no-limit"/>
      <style:text-properties fo:color="#000000" fo:font-weight="bold" fo:background-color="transparent" style:font-weight-asian="bold" style:font-weight-complex="bold" fo:hyphenate="false" fo:hyphenation-remain-char-count="2" fo:hyphenation-push-char-count="2"/>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hyphenation-ladder-count="no-limit"/>
      <style:text-properties fo:font-weight="normal" style:font-weight-asian="normal" style:font-weight-complex="normal" fo:hyphenate="false" fo:hyphenation-remain-char-count="2" fo:hyphenation-push-char-count="2"/>
    </style:style>
    <style:style style:name="P14" style:family="paragraph" style:parent-style-name="Text_20_body">
      <style:paragraph-properties fo:hyphenation-ladder-count="no-limit"/>
      <style:text-properties fo:font-weight="normal" fo:background-color="#ffff00" style:font-weight-asian="normal" style:font-weight-complex="normal" fo:hyphenate="false" fo:hyphenation-remain-char-count="2" fo:hyphenation-push-char-count="2"/>
    </style:style>
    <style:style style:name="P15" style:family="paragraph" style:parent-style-name="Text_20_body">
      <style:paragraph-properties fo:hyphenation-ladder-count="no-limit"/>
      <style:text-properties fo:font-weight="normal" fo:background-color="transparent" style:font-weight-asian="normal" style:font-weight-complex="normal" fo:hyphenate="false" fo:hyphenation-remain-char-count="2" fo:hyphenation-push-char-count="2"/>
    </style:style>
    <style:style style:name="P16" style:family="paragraph" style:parent-style-name="Text_20_body">
      <style:paragraph-properties fo:hyphenation-ladder-count="no-limit"/>
      <style:text-properties fo:background-color="#ffff00" fo:hyphenate="false" fo:hyphenation-remain-char-count="2" fo:hyphenation-push-char-count="2"/>
    </style:style>
    <style:style style:name="P17" style:family="paragraph" style:parent-style-name="Text_20_body">
      <style:paragraph-properties fo:hyphenation-ladder-count="no-limit"/>
      <style:text-properties fo:color="#211e1e" style:font-name="Arial2" fo:font-size="12pt" fo:font-style="normal" fo:font-weight="normal" style:font-size-asian="12pt" style:font-style-asian="normal" style:font-weight-asian="normal" style:font-size-complex="12pt" style:font-style-complex="normal" style:font-weight-complex="normal" fo:hyphenate="false" fo:hyphenation-remain-char-count="2" fo:hyphenation-push-char-count="2"/>
    </style:style>
    <style:style style:name="P18" style:family="paragraph" style:parent-style-name="Text_20_body">
      <style:paragraph-properties fo:hyphenation-ladder-count="no-limit"/>
      <style:text-properties fo:color="#211e1e" style:font-name="Arial2" fo:font-size="12pt" fo:font-style="normal" fo:font-weight="bold" style:font-size-asian="12pt" style:font-style-asian="normal" style:font-weight-asian="bold" style:font-size-complex="12pt" style:font-style-complex="normal" style:font-weight-complex="bold" fo:hyphenate="false" fo:hyphenation-remain-char-count="2" fo:hyphenation-push-char-count="2"/>
    </style:style>
    <style:style style:name="P19" style:family="paragraph" style:parent-style-name="Text_20_body">
      <style:paragraph-properties fo:line-height="100%" fo:hyphenation-ladder-count="no-limit"/>
      <style:text-properties fo:color="#211e1e" style:font-name="Arial2" fo:font-size="10pt" fo:font-style="normal" fo:font-weight="normal" style:font-size-asian="10pt" style:font-style-asian="normal" style:font-weight-asian="normal" style:font-size-complex="10pt" style:font-style-complex="normal" style:font-weight-complex="normal" fo:hyphenate="false" fo:hyphenation-remain-char-count="2" fo:hyphenation-push-char-count="2"/>
    </style:style>
    <style:style style:name="P20" style:family="paragraph" style:parent-style-name="Text_20_body">
      <style:paragraph-properties fo:hyphenation-ladder-count="no-limit"/>
      <style:text-properties style:font-name="TimesNewRoman,Italic" fo:font-size="12pt" fo:hyphenate="false" fo:hyphenation-remain-char-count="2" fo:hyphenation-push-char-count="2"/>
    </style:style>
    <style:style style:name="P21" style:family="paragraph" style:parent-style-name="Text_20_body">
      <style:paragraph-properties fo:hyphenation-ladder-count="no-limit"/>
      <style:text-properties fo:color="#111111" style:font-name="Arial" fo:font-size="12pt" fo:font-style="normal" fo:font-weight="normal" style:font-size-asian="12pt" style:font-style-asian="normal" style:font-weight-asian="normal" style:font-size-complex="12pt" style:font-style-complex="normal" style:font-weight-complex="normal" fo:hyphenate="false" fo:hyphenation-remain-char-count="2" fo:hyphenation-push-char-count="2"/>
    </style:style>
    <style:style style:name="P22" style:family="paragraph" style:parent-style-name="Text_20_body">
      <style:paragraph-properties fo:hyphenation-ladder-count="no-limit"/>
      <style:text-properties fo:color="#111111" style:font-name="Arial" fo:font-size="12pt" fo:font-style="normal" fo:font-weight="bold" style:font-size-asian="12pt" style:font-style-asian="normal" style:font-weight-asian="bold" style:font-size-complex="12pt" style:font-style-complex="normal" style:font-weight-complex="bold" fo:hyphenate="false" fo:hyphenation-remain-char-count="2" fo:hyphenation-push-char-count="2"/>
    </style:style>
    <style:style style:name="P23" style:family="paragraph" style:parent-style-name="Text_20_body">
      <style:paragraph-properties fo:hyphenation-ladder-count="no-limit"/>
      <style:text-properties fo:background-color="transparent" fo:hyphenate="false" fo:hyphenation-remain-char-count="2" fo:hyphenation-push-char-count="2"/>
    </style:style>
    <style:style style:name="P24" style:family="paragraph" style:parent-style-name="Text_20_body">
      <style:paragraph-properties fo:hyphenation-ladder-count="no-limit" fo:break-before="page"/>
      <style:text-properties fo:color="#211e1e" style:font-name="Arial2" fo:font-size="12pt" fo:font-style="normal" fo:font-weight="bold" style:font-size-asian="12pt" style:font-style-asian="normal" style:font-weight-asian="bold" style:font-size-complex="12pt" style:font-style-complex="normal" style:font-weight-complex="bold" fo:hyphenate="false" fo:hyphenation-remain-char-count="2" fo:hyphenation-push-char-count="2"/>
    </style:style>
    <style:style style:name="P25" style:family="paragraph" style:parent-style-name="Table">
      <style:text-properties style:font-name="Arial2" fo:font-size="10pt" fo:font-style="normal" style:font-size-asian="10pt" style:font-style-asian="normal" style:font-size-complex="10pt" style:font-style-complex="normal"/>
    </style:style>
    <style:style style:name="P26" style:family="paragraph" style:parent-style-name="Standard">
      <style:paragraph-properties fo:hyphenation-ladder-count="no-limit"/>
      <style:text-properties fo:font-weight="normal" fo:background-color="#ffff00" style:font-weight-asian="normal" style:font-weight-complex="normal" fo:hyphenate="false" fo:hyphenation-remain-char-count="2" fo:hyphenation-push-char-count="2"/>
    </style:style>
    <style:style style:name="P27" style:family="paragraph" style:parent-style-name="Text_20_body">
      <style:paragraph-properties fo:margin-top="0cm" fo:margin-bottom="0cm" fo:line-height="100%" fo:hyphenation-ladder-count="no-limit"/>
      <style:text-properties style:font-name="TimesNewRoman,Italic" fo:font-size="10pt" fo:font-weight="normal" style:font-size-asian="10pt" style:font-weight-asian="normal" style:font-size-complex="10pt" style:font-weight-complex="normal" fo:hyphenate="false" fo:hyphenation-remain-char-count="2" fo:hyphenation-push-char-count="2"/>
    </style:style>
    <style:style style:name="P28" style:family="paragraph" style:parent-style-name="Table_20_Contents">
      <style:text-properties style:font-name="Arial1" fo:font-size="8pt" fo:font-weight="bold" style:font-size-asian="8pt" style:font-weight-asian="bold" style:font-size-complex="8pt" style:font-weight-complex="bold"/>
    </style:style>
    <style:style style:name="P29" style:family="paragraph" style:parent-style-name="Table_20_Contents">
      <style:text-properties style:font-name="Arial1" fo:font-size="8pt" style:font-size-asian="8pt" style:font-size-complex="8pt"/>
    </style:style>
    <style:style style:name="P30" style:family="paragraph" style:parent-style-name="Heading_20_1" style:master-page-name="">
      <style:paragraph-properties fo:hyphenation-ladder-count="no-limit" style:page-number="auto"/>
      <style:text-properties fo:hyphenate="false" fo:hyphenation-remain-char-count="2" fo:hyphenation-push-char-count="2"/>
    </style:style>
    <style:style style:name="P31" style:family="paragraph" style:parent-style-name="Heading_20_2">
      <style:text-properties fo:font-weight="bold" style:font-weight-asian="bold" style:font-weight-complex="bold"/>
    </style:style>
    <style:style style:name="P32" style:family="paragraph" style:parent-style-name="Heading_20_2">
      <style:paragraph-properties fo:hyphenation-ladder-count="no-limit"/>
      <style:text-properties fo:font-weight="bold" style:font-weight-asian="bold" style:font-weight-complex="bold" fo:hyphenate="false" fo:hyphenation-remain-char-count="2" fo:hyphenation-push-char-count="2"/>
    </style:style>
    <style:style style:name="P33" style:family="paragraph" style:parent-style-name="Heading_20_2" style:master-page-name="">
      <style:paragraph-properties fo:hyphenation-ladder-count="no-limit" style:page-number="auto"/>
      <style:text-properties fo:font-weight="bold" style:font-weight-asian="bold" style:font-weight-complex="bold" fo:hyphenate="false" fo:hyphenation-remain-char-count="2" fo:hyphenation-push-char-count="2"/>
    </style:style>
    <style:style style:name="P34" style:family="paragraph" style:parent-style-name="Heading_20_2">
      <style:paragraph-properties fo:hyphenation-ladder-count="no-limit" fo:break-before="page"/>
      <style:text-properties fo:font-weight="bold" style:font-weight-asian="bold" style:font-weight-complex="bold" fo:hyphenate="false" fo:hyphenation-remain-char-count="2" fo:hyphenation-push-char-count="2"/>
    </style:style>
    <style:style style:name="P35" style:family="paragraph" style:parent-style-name="Text_20_body" style:list-style-name="L1">
      <style:paragraph-properties fo:hyphenation-ladder-count="no-limit"/>
      <style:text-properties fo:hyphenate="false" fo:hyphenation-remain-char-count="2" fo:hyphenation-push-char-count="2"/>
    </style:style>
    <style:style style:name="P36" style:family="paragraph" style:parent-style-name="Text_20_body" style:list-style-name="L2">
      <style:paragraph-properties fo:hyphenation-ladder-count="no-limit"/>
      <style:text-properties fo:hyphenate="false" fo:hyphenation-remain-char-count="2" fo:hyphenation-push-char-count="2"/>
    </style:style>
    <style:style style:name="P37" style:family="paragraph" style:parent-style-name="Text_20_body" style:list-style-name="L3">
      <style:paragraph-properties fo:hyphenation-ladder-count="no-limit"/>
      <style:text-properties fo:hyphenate="false" fo:hyphenation-remain-char-count="2" fo:hyphenation-push-char-count="2"/>
    </style:style>
    <style:style style:name="P38" style:family="paragraph" style:parent-style-name="Text_20_body" style:list-style-name="L4">
      <style:paragraph-properties fo:hyphenation-ladder-count="no-limit"/>
      <style:text-properties fo:hyphenate="false" fo:hyphenation-remain-char-count="2" fo:hyphenation-push-char-count="2"/>
    </style:style>
    <style:style style:name="P39" style:family="paragraph" style:parent-style-name="Text_20_body">
      <style:paragraph-properties fo:hyphenation-ladder-count="no-limit"/>
      <style:text-properties fo:font-weight="normal" style:font-weight-asian="normal" style:font-weight-complex="normal" fo:hyphenate="false" fo:hyphenation-remain-char-count="2" fo:hyphenation-push-char-count="2"/>
    </style:style>
    <style:style style:name="P40" style:family="paragraph" style:parent-style-name="Text_20_body" style:list-style-name="L2">
      <style:paragraph-properties fo:hyphenation-ladder-count="no-limit"/>
      <style:text-properties fo:font-weight="normal" style:font-weight-asian="normal" style:font-weight-complex="normal" fo:hyphenate="false" fo:hyphenation-remain-char-count="2" fo:hyphenation-push-char-count="2"/>
    </style:style>
    <style:style style:name="P41" style:family="paragraph" style:parent-style-name="Text_20_body">
      <style:paragraph-properties fo:hyphenation-ladder-count="no-limit"/>
      <style:text-properties fo:font-weight="normal" fo:background-color="transparent" style:font-weight-asian="normal" style:font-weight-complex="normal" fo:hyphenate="false" fo:hyphenation-remain-char-count="2" fo:hyphenation-push-char-count="2"/>
    </style:style>
    <style:style style:name="P42" style:family="paragraph" style:parent-style-name="Text_20_body" style:list-style-name="L3">
      <style:paragraph-properties fo:hyphenation-ladder-count="no-limit"/>
      <style:text-properties fo:color="#000000" fo:hyphenate="false" fo:hyphenation-remain-char-count="2" fo:hyphenation-push-char-count="2"/>
    </style:style>
    <style:style style:name="P43" style:family="paragraph" style:parent-style-name="Text_20_body">
      <style:paragraph-properties fo:hyphenation-ladder-count="no-limit"/>
      <style:text-properties fo:color="#211e1e" style:font-name="Arial2" fo:font-size="12pt" fo:font-style="normal" fo:font-weight="normal" style:font-size-asian="12pt" style:font-style-asian="normal" style:font-weight-asian="normal" style:font-size-complex="12pt" style:font-style-complex="normal" style:font-weight-complex="normal" fo:hyphenate="false" fo:hyphenation-remain-char-count="2" fo:hyphenation-push-char-count="2"/>
    </style:style>
    <style:style style:name="P44" style:family="paragraph" style:parent-style-name="Text_20_body">
      <style:paragraph-properties fo:hyphenation-ladder-count="no-limit"/>
      <style:text-properties fo:color="#111111" style:font-name="Arial" fo:font-size="12pt" fo:font-style="normal" fo:font-weight="normal" style:font-size-asian="12pt" style:font-style-asian="normal" style:font-weight-asian="normal" style:font-size-complex="12pt" style:font-style-complex="normal" style:font-weight-complex="normal" fo:hyphenate="false" fo:hyphenation-remain-char-count="2" fo:hyphenation-push-char-count="2"/>
    </style:style>
    <style:style style:name="T1" style:family="text">
      <style:text-properties style:font-name="Calibri,BoldItalic" fo:font-size="12pt"/>
    </style:style>
    <style:style style:name="T2" style:family="text">
      <style:text-properties style:font-name="Arial"/>
    </style:style>
    <style:style style:name="T3" style:family="text">
      <style:text-properties style:font-name="Arial" fo:font-style="normal" style:font-style-asian="normal" style:font-style-complex="normal"/>
    </style:style>
    <style:style style:name="T4" style:family="text">
      <style:text-properties style:font-name="Arial"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color="#111111"/>
    </style:style>
    <style:style style:name="T7" style:family="text">
      <style:text-properties fo:color="#111111" style:font-name="Arial"/>
    </style:style>
    <style:style style:name="T8" style:family="text">
      <style:text-properties fo:color="#111111" style:font-name="Arial" fo:font-style="italic" style:font-style-asian="italic" style:font-style-complex="italic"/>
    </style:style>
    <style:style style:name="T9" style:family="text">
      <style:text-properties fo:color="#111111" style:font-name="Arial" fo:font-style="italic" style:font-size-asian="12pt" style:font-style-asian="italic" style:font-size-complex="12pt" style:font-style-complex="italic"/>
    </style:style>
    <style:style style:name="T10" style:family="text">
      <style:text-properties fo:color="#111111" style:font-name="Arial" fo:font-style="normal" fo:font-weight="bold" style:font-size-asian="12pt" style:font-style-asian="normal" style:font-weight-asian="bold" style:font-size-complex="12pt" style:font-style-complex="normal" style:font-weight-complex="bold"/>
    </style:style>
    <style:style style:name="T11" style:family="text">
      <style:text-properties fo:color="#111111" style:font-name="Arial" fo:font-style="normal" style:font-size-asian="12pt" style:font-style-asian="normal" style:font-size-complex="12pt" style:font-style-complex="normal"/>
    </style:style>
    <style:style style:name="T12" style:family="text">
      <style:text-properties fo:color="#111111" style:font-name="Arial" fo:font-style="normal" style:font-style-asian="normal" style:font-style-complex="normal"/>
    </style:style>
    <style:style style:name="T13" style:family="text">
      <style:text-properties fo:color="#111111" style:font-name="Arial" fo:font-weight="bold" style:font-weight-asian="bold" style:font-weight-complex="bold"/>
    </style:style>
    <style:style style:name="T14" style:family="text">
      <style:text-properties fo:color="#111111" fo:font-weight="bold" style:font-weight-asian="bold" style:font-weight-complex="bold"/>
    </style:style>
    <style:style style:name="T15" style:family="text">
      <style:text-properties fo:color="#111111" fo:font-style="italic" style:font-style-asian="italic" style:font-style-complex="italic"/>
    </style:style>
    <style:style style:name="T16" style:family="text">
      <style:text-properties fo:color="#111111" fo:font-style="normal" style:font-style-asian="normal" style:font-style-complex="normal"/>
    </style:style>
    <style:style style:name="T17" style:family="text">
      <style:text-properties fo:color="#211e1e" fo:font-style="italic" style:font-style-asian="italic" style:font-style-complex="italic"/>
    </style:style>
    <style:style style:name="T18" style:family="text">
      <style:text-properties fo:color="#211e1e" fo:font-style="normal" style:font-style-asian="normal" style:font-style-complex="normal"/>
    </style:style>
    <style:style style:name="T19" style:family="text">
      <style:text-properties fo:color="#211e1e" style:font-name="Arial2" fo:font-style="normal" fo:font-weight="normal" style:font-size-asian="12pt" style:font-style-asian="normal" style:font-weight-asian="normal" style:font-size-complex="12pt" style:font-style-complex="normal" style:font-weight-complex="normal"/>
    </style:style>
    <style:style style:name="T20" style:family="text">
      <style:text-properties fo:color="#211e1e" style:font-name="Arial2" fo:font-style="normal" style:font-style-asian="normal" style:font-style-complex="normal"/>
    </style:style>
    <style:style style:name="T21" style:family="text">
      <style:text-properties fo:color="#211e1e" style:font-name="Arial2" fo:font-style="italic" style:font-style-asian="italic" style:font-style-complex="italic"/>
    </style:style>
    <style:style style:name="T22" style:family="text">
      <style:text-properties fo:color="#211e1e" style:font-name="Arial2" fo:font-size="10pt" fo:font-style="normal" fo:font-weight="normal" style:font-size-asian="12pt" style:font-style-asian="normal" style:font-weight-asian="normal" style:font-size-complex="12pt" style:font-style-complex="normal" style:font-weight-complex="normal"/>
    </style:style>
    <style:style style:name="T23" style:family="text">
      <style:text-properties fo:color="#211e1e" style:font-name="Arial" fo:font-style="normal" fo:font-weight="normal" style:font-size-asian="12pt" style:font-style-asian="normal" style:font-weight-asian="normal" style:font-size-complex="12pt" style:font-style-complex="normal" style:font-weight-complex="normal"/>
    </style:style>
    <style:style style:name="T24" style:family="text">
      <style:text-properties fo:color="#211e1e" style:font-name="Arial" fo:font-style="italic" fo:font-weight="normal" style:font-size-asian="12pt" style:font-style-asian="italic" style:font-weight-asian="normal" style:font-size-complex="12pt" style:font-style-complex="italic" style:font-weight-complex="normal"/>
    </style:style>
    <style:style style:name="T25" style:family="text">
      <style:text-properties fo:color="#000000"/>
    </style:style>
    <style:style style:name="T26" style:family="text">
      <style:text-properties fo:color="#000000" fo:font-style="normal" style:font-style-asian="normal" style:font-style-complex="normal"/>
    </style:style>
    <style:style style:name="T27" style:family="text">
      <style:text-properties fo:color="#000000" style:text-line-through-style="none"/>
    </style:style>
    <style:style style:name="T28" style:family="text">
      <style:text-properties fo:color="#000000" fo:background-color="transparent"/>
    </style:style>
    <style:style style:name="T29" style:family="text">
      <style:text-properties fo:font-weight="normal" style:font-weight-asian="normal" style:font-weight-complex="normal"/>
    </style:style>
    <style:style style:name="T30" style:family="text">
      <style:text-properties fo:background-color="transparent"/>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style:font-style-asian="italic" style:font-style-complex="italic"/>
    </style:style>
    <style:style style:name="fr1" style:family="graphic" style:parent-style-name="Frame">
      <style:graphic-properties fo:margin-left="0cm" fo:margin-right="0cm" fo:margin-top="1cm" fo:margin-bottom="1cm"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4<text:tab/>Konzept zur Erreichung der Sollsituation</text:h>
      <text:h text:style-name="P32" text:outline-level="2">4.1<text:tab/>Umsetzungsplanung</text:h>
      <text:h text:style-name="P33" text:outline-level="2">4.1.1<text:tab/>Positionsbestimmung</text:h>
      <text:p text:style-name="P3">Für einen erfolgreichen Umsetzungsplan mit der Zielsetzung einer Neuordnung des Informationsmanagements an einer Hochschule ist eine Positionsbestimmung der aktuellen Situation von elementarer Bedeutung. Hierzu muss der Ist-Zustand des aktuellen Informationsmanagements mit der Zielformulierung <text:span text:style-name="T25">des avisierten </text:span>Informationsmanagements an der Hochschule erfasst und abgeglichen werden. </text:p>
      <text:p text:style-name="P3"/>
      <text:p text:style-name="P3">Da solche Veränderungen in der Regel einen langwierigen Prozess darstellen, ist es ratsam, Prioritäten zu definieren und die einzelnen Teilbereiche anhand der Dringlichkeit umzusetzen. </text:p>
      <text:p text:style-name="P3"/>
      <text:p text:style-name="P3">Ist die Position bestimmt, kann <text:span text:style-name="T25">davon ausgehend</text:span> ein entsprechender Migrationsplan (vgl. Kapitel 4.1.3) und, wenn noch nicht geschehen, ein Changeplan (vgl. Kapitel 4.1.2) erstellt werden. J<text:span text:style-name="T26">e nach Art und Umfang der Veränderungen sollte allerdings das Change Management nicht erst nach der Positionsbestimmung angewandt werden, sondern schon bei der Zielbestimmung – also mit in die Erarbeitung des möglichen Soll-Zustands einfliessen. </text:span></text:p>
      <text:p text:style-name="P3"/>
      <text:p text:style-name="P3">Diese Ausarbeitung wird sich aus Gründen der Komplexität im praxisbezogenen Teil nicht auf das gesamte Informationsmanagement der Hochschule Emden/Leer beziehen können. Exemplarisch wird daher eine Umsetzungsplanung an den Beispielen des Dokumentenmanagements Alfresco und der<text:span text:style-name="T25"> Erstellung eines responsive Designs der Webpräsenz der Hochschule erarbeitet.</text:span></text:p>
      <text:p text:style-name="P9"><text:s/></text:p>
      <text:p text:style-name="P10"/>
      <text:p text:style-name="P10"><text:soft-page-break/>Alfresco (vgl. Kapitel 4.1.4.2) wird derzeit noch nicht an der Hochschule eingesetzt. Zur Zeit werden Dokumente in verschieden Systemen verwaltet und zugäglich gemacht. Für die Webpräsenz wird derzeit ein TYPO3 (vgl. Kapitel 4.1.4.1) -System in der Version 4.5 LTS (Long Term Support) genutzt, welches noch nicht für mobile Endgeräte optimiert ist. </text:p>
      <text:p text:style-name="P11"/>
      <text:p text:style-name="P4">4.1.2<text:tab/>Change Management</text:p>
      <text:h text:style-name="P32" text:outline-level="2">4.1.2.1<text:tab/>Grundlagen des Change Managements</text:h>
      <text:p text:style-name="P3">Die Umsetzung einer Neuordnung des Informationsmanagements an einer Hochschule <text:span text:style-name="T25">bedeutet</text:span> auch Wandel und Veränderungen. Um das optimal zu steuern, bedarf es spezieller Managementtechniken, welche sich unter dem Begriff Change Management zusammenfassen lassen. Im Vordergrund aller Betrachtungen steht der Faktor Mensch, denn für eine erfolgreiche Umsetzung von Veränderungen ist die aktive Unterstützung der Betroffenen von erheblicher Bedeutung<text:note text:id="ftn1" text:note-class="footnote"><text:note-citation>1</text:note-citation><text:note-body><text:p text:style-name="P1"><text:span text:style-name="T3"><text:s/>Lauer, Thomas. 2014. </text:span><text:span text:style-name="T8">Change Management.</text:span></text:p></text:note-body></text:note>.</text:p>
      <text:p text:style-name="P3"/>
      <text:p text:style-name="P3">Grundlegend können soziale Veränderung in einem 3 Phasen Modell abgebildet werden:</text:p>
      <text:p text:style-name="P3"><draw:frame draw:style-name="fr1" draw:name="Rahmen1" text:anchor-type="paragraph" svg:width="11.098cm" draw:z-index="0"><draw:text-box fo:min-height="1.372cm"><text:p text:style-name="Illustration"><draw:frame draw:style-name="fr2" draw:name="Grafik1" text:anchor-type="paragraph" svg:width="11.098cm" svg:height="1.372cm" style:rel-height="scale" draw:z-index="1"><draw:image xlink:href="Pictures/10000201000001E50000003C2A015674.png" xlink:type="simple" xlink:show="embed" xlink:actuate="onLoad"/></draw:frame>Abbildung <text:sequence text:ref-name="refIllustration0" text:name="Illustration" text:formula="ooow:Illustration+1" style:num-format="1">1</text:sequence>: 3-Phasen Modell nach Kurt Lewin</text:p></draw:text-box></draw:frame></text:p>
      <text:list xml:id="list5013026934923882439" text:style-name="L1">
        <text:list-item>
          <text:p text:style-name="P35">Die Betroffenen sollen für Veränderungen motiviert werden.</text:p>
        </text:list-item>
        <text:list-item>
          <text:p text:style-name="P35">Die Betroffenen sollen für Veränderungen trainiert werden und der Veränderungsprozess vollzogen werden. <text:s/></text:p>
        </text:list-item>
        <text:list-item>
          <text:p text:style-name="P35">Die die Veränderungen sollen Stabilisiert werden. </text:p>
        </text:list-item>
      </text:list>
      <text:p text:style-name="P3"/>
      <text:p text:style-name="P3"><text:soft-page-break/>Nach Thomas Lauer sollte das Change Management grundsätzlich an drei Punkten ansetzen:</text:p>
      <text:p text:style-name="P3"/>
      <text:list xml:id="list5390131372447354339" text:style-name="L2">
        <text:list-item>
          <text:p text:style-name="P40">Individuum:</text:p>
          <text:p text:style-name="P36">Das Individuum beschreibt jeden Einzelnen. Ohne die Mitarbeit der Betroffenen ist ein Wandel unmöglich. Das Change Management soll nicht nur die Fähigkeiten des Einzelnen an neue Herausforderungen anpassen, sondern auch die positive Einstellung gegenüber der Ziele des Wandels aller Betroffenen fördern. <text:s/></text:p>
        </text:list-item>
      </text:list>
      <text:p text:style-name="P3"/>
      <text:list xml:id="list906762555" text:continue-numbering="true" text:style-name="L2">
        <text:list-item>
          <text:p text:style-name="P36">Unternehmensstruktur (bzw. Hochschulstruktur)</text:p>
          <text:p text:style-name="P36">Die Unternehmensstruktur umfasst Aufbau- und Ablauforganisation sowie Strategien und Ressourcen. Veränderungen in diesen Bereichen sind auf dem Papier grundsätzlich einfach.</text:p>
        </text:list-item>
      </text:list>
      <text:p text:style-name="P3"/>
      <text:p text:style-name="P3"/>
      <text:list xml:id="list1451733644" text:continue-numbering="true" text:style-name="L2">
        <text:list-item>
          <text:p text:style-name="P36">Unternehmenskultur (bzw. Hochschulkultur) </text:p>
          <text:p text:style-name="P36">Die Unternehmenskultur beschreibt dauerhafte, über lange Zeit gewachsene Strukturen die für Einstellung, Werte und Regeln des Umgangs verantwortlich sind. </text:p>
          <text:p text:style-name="P36"/>
        </text:list-item>
      </text:list>
      <text:p text:style-name="P3">In den meisten Fällen bringt ein Wandel in den oben genannten Bereichen Veränderungen in allen Dimensionen mit sich, die sich wechselseitig beeinflussen<text:note text:id="ftn2" text:note-class="footnote"><text:note-citation>2</text:note-citation><text:note-body><text:p text:style-name="P27"><text:span text:style-name="T12"><text:s/>Sonntag, Karlheinz; Stegmaier Ralf; Michel, Alexandra. (2008). </text:span><text:span text:style-name="T8">Change Management an Hochschulen: Konzepte, Tools und Erfahrungen bei der Umsetzung</text:span></text:p></text:note-body></text:note>. </text:p>
      <text:p text:style-name="P3">So ist z. B. ein Wandel ohne die Einbeziehung der Unternehmenskultur oftmals zum scheitern verurteilt<text:note text:id="ftn3" text:note-class="footnote"><text:note-citation>3</text:note-citation><text:note-body><text:p text:style-name="P1"><text:span text:style-name="T3"><text:s/>Lauer, Thomas. 2014. </text:span><text:span text:style-name="T8">Change Management.</text:span></text:p></text:note-body></text:note>. Das heißt, für ein erfolgreiches Change Management sollten grundsätzlich die Abhängigkeiten der Bereiche untereinander berücksichtigt werden.</text:p>
      <text:p text:style-name="P3"/>
      <text:p text:style-name="P3">Veränderungen bedeuten Neues und Ungewohntes für alle Betroffenen. </text:p>
      <text:p text:style-name="P3">Betroffene müssen veränderte Aufgaben erledigen, neue Technologien und <text:soft-page-break/>Methoden erlernen, erneut soziale Beziehungen zu Kollegen, Vorgesetzten oder Kunden aufbauen, mit Problemen in der Implementierungsphase umgehen und ggf. ihre Werte in Einklang mit neuen Standards und Zielen der Organisation bringen<text:note text:id="ftn4" text:note-class="footnote"><text:note-citation>4</text:note-citation><text:note-body><text:p text:style-name="P8"><text:span text:style-name="T18"><text:s/></text:span><text:span text:style-name="T16">Sonntag, Karlheinz; Stegmaier Ralf; Michel, Alexandra. (2008). </text:span><text:span text:style-name="T15">Change Management an Hochschulen: Konzepte, Tools und Erfahrungen bei der Umsetzung</text:span></text:p></text:note-body></text:note>. Dies kann zu Zweifeln und Widerständen führen, was im schlimmsten Fall ein Scheitern des gesamten Vorhabens bedeuten kann. Als Ursache eines gescheiterten Wandels steht der Widerstand an oberster Stelle. Mangelhafte Prozessteuerung, zu schnelles Veränderungstempo und unklare Zielsetzungen <text:span text:style-name="T27">spielen dabei ein wichtige Rolle und können Gründe für eben diesen Widerstand sein</text:span><text:span text:style-name="T25"><text:note text:id="ftn5" text:note-class="footnote"><text:note-citation>5</text:note-citation><text:note-body><text:p text:style-name="P1"><text:span text:style-name="T3"><text:s/>Lauer, Thomas. 2014. </text:span><text:span text:style-name="T8">Change Management.</text:span></text:p></text:note-body></text:note></text:span><text:span text:style-name="T25">. </text:span></text:p>
      <text:p text:style-name="P3"/>
      <text:p text:style-name="P3">Die Bereitschaft zum Wandel nimmt zu, wenn die Betroffenen überzeugt sind, das die Veränderungen ihnen persönlich nutzen, ihre Identität nicht bedroht ist und ihre Werte und Ziele mit dem Wandel in Einklang gebracht werden können. <text:span text:style-name="T25">Des weiteren wird die Bereitschaft zum Wandel gefördert wenn die Betroffenen über Fähigkeiten verfügen, die den veränderten Anforderungen gerecht werden. </text:span>Die Aufgabe des Change Management ist es, durch Information, Partizipation, Unterstützung (z. B. Coaching) und <text:span text:style-name="T28">Anreizgestaltung</text:span> den Betroffenen die Zweifel und Unsicherheit zu nehmen<text:note text:id="ftn6" text:note-class="footnote"><text:note-citation>6</text:note-citation><text:note-body><text:p text:style-name="P8"><text:span text:style-name="T18"><text:s/></text:span><text:span text:style-name="T16">Sonntag, Karlheinz; Stegmaier Ralf; Michel, Alexandra. (2008). </text:span><text:span text:style-name="T15">Change Management an Hochschulen: Konzepte, Tools und Erfahrungen bei der Umsetzung</text:span></text:p></text:note-body></text:note>. </text:p>
      <text:p text:style-name="P3"/>
      <text:list xml:id="list8785877005059715320" text:style-name="L3">
        <text:list-item>
          <text:p text:style-name="P37">Kommunikation:</text:p>
          <text:p text:style-name="P37"><text:span text:style-name="T25">Nach Thomas Lauer ist einer der entscheidendsten Erfolgsfaktoren des Change Managements die Kommunikation. Kommunikation schafft </text:span><text:span text:style-name="T25">Transparenz und damit Orientierung und dient damit auch der Beilegung von Widerständen. Damit ist aber auch ein potenzieller Misserfolg eines Change Managements auf die Kommunikation zurückzuführen. Fehlinterpretationen und Missverstände können schnell zu Konflikten führen</text:span><text:span text:style-name="T25"><text:note text:id="ftn7" text:note-class="footnote"><text:note-citation>7</text:note-citation><text:note-body><text:p text:style-name="P1"><text:span text:style-name="T3"><text:s/>Lauer, Thomas. 2014. </text:span><text:span text:style-name="T8">Change Management.</text:span></text:p></text:note-body></text:note></text:span><text:span text:style-name="T25">.</text:span></text:p>
          <text:p text:style-name="P42"/>
          <text:p text:style-name="P37"><text:soft-page-break/>Es sollten also entsprechende Kommunikationsstrategien und Kommunikationspläne erarbeitet werden, um die Betroffenen für die Veränderungen zu gewinnen und Missverständnissen aus dem Weg zu gehen. In der Startphase sollten die Betroffenen über Gründe, Ziele, Notwendigkeit, Nutzen und den zeitlichen Ablauf informiert werden. Aber auch potentielle Risiken und Schwierigkeiten sollten von Anfang an offen kommuniziert werden<text:note text:id="ftn8" text:note-class="footnote"><text:note-citation>8</text:note-citation><text:note-body><text:p text:style-name="P8"><text:span text:style-name="T18"><text:s/></text:span><text:span text:style-name="T16">Sonntag, Karlheinz; Stegmaier Ralf; Michel, Alexandra. (2008). </text:span><text:span text:style-name="T15">Change Management an Hochschulen: Konzepte, Tools und Erfahrungen bei der Umsetzung</text:span></text:p></text:note-body></text:note>. In der Durchführungsphase ist es wichtig die Kommunikation aufrecht zu erhalten. Beispielsweise können Projektfortschritte regelmäßig an alle Betroffenen weitergegeben werden. Durch das Aufrechterhalten der Kommunikation können frühzeitig Widerstände erkannt und überwunden werden<text:note text:id="ftn9" text:note-class="footnote"><text:note-citation>9</text:note-citation><text:note-body><text:p text:style-name="P1"><text:span text:style-name="T3"><text:s/>Lauer, Thomas. 2014. </text:span><text:span text:style-name="T8">Change Management.</text:span></text:p></text:note-body></text:note>. </text:p>
          <text:p text:style-name="P37"/>
        </text:list-item>
        <text:list-item>
          <text:p text:style-name="P37">Partizipation:</text:p>
          <text:p text:style-name="P37">Ein weiterer wichtiger Erfolgsfaktor ist die Partizipation. Das Einbinden möglichst vieler Betroffenen in den Change Prozess erhöht die Motivation und hilft den Betroffenen sich mit den Veränderungen zu identifizieren. Haben Betroffene andere Positionen oder Sichtweisen gegenüber des Wandels als die Organisation müssen diese Widerstände nicht gleich negativ ausgelegt werden. Die Ideen und Vorschläge der Betroffenen können in den Change Prozess einfliessen und weiterhin Veränderungen optimieren. </text:p>
          <text:p text:style-name="P37"/>
        </text:list-item>
        <text:list-item>
          <text:p text:style-name="P37">Unterstützung:</text:p>
          <text:p text:style-name="P37">Besonders wenn es um neue Technologien, Werkzeuge oder Verfahren geht, ist Unterstützung für die Betroffenen gefordert. Die Unterstützung hat zum Ziel, die Betroffenen des Wandels auf die zusätzlichen oder neuen Anforderungen vorzubereiten. In den Meisten Fällen geschieht das in Form von Weiterbildung oder Coaching. </text:p>
        </text:list-item>
      </text:list>
      <text:p text:style-name="P3"/>
      <text:p text:style-name="P3"/>
      <text:list xml:id="list1763072012" text:continue-numbering="true" text:style-name="L3">
        <text:list-header>
          <text:p text:style-name="P37"><text:soft-page-break/>Des weiteren fördert eine vom Unternehmen ausgehende Weiterbildung nicht nur den Aufbau von Qualifikationen und die Erweiterung des Wissens der Betroffenen, sondern auch die Motivation. Den Betroffenen wird das Gefühl gegeben, dass in sie investiert wird und damit auf eine langfristige Partnerschaft gesetzt wird.</text:p>
        </text:list-header>
      </text:list>
      <text:p text:style-name="P3"/>
      <text:p text:style-name="P3">In dem Sinne ist die Aufgabe des Change Managements also nicht die Definition von Zielen, es soll den Weg des gesamten Vorhabens vom Ausgangspunkt bis zum Ziel gestallten<text:note text:id="ftn10" text:note-class="footnote"><text:note-citation>10</text:note-citation><text:note-body><text:p text:style-name="P1"><text:span text:style-name="T3"><text:s/>Lauer, Thomas. 2014. </text:span><text:span text:style-name="T8">Change Management.</text:span></text:p></text:note-body></text:note> und den Betroffenen des Wandels ihre Zweifel nehmen. </text:p>
      <text:p text:style-name="P9"/>
      <text:p text:style-name="P3"><text:span text:style-name="T25">Auch bei perfekt geplanten Change-Projekten können Widerstände nicht ausgeschlossen werden. Das Change Management sollte in der Lage sein auf diese Widerstände zu reagieren. </text:span>Sollte sich in dem laufenden Change Prozess herausstellen, dass bestimmte Bedingungen nicht mehr aktuell sind, sollten Ziele und Veränderungen angepasst und neu formuliert werden<text:note text:id="ftn11" text:note-class="footnote"><text:note-citation>11</text:note-citation><text:note-body><text:p text:style-name="P8"><text:span text:style-name="T18"><text:s/></text:span><text:span text:style-name="T16">Sonntag, Karlheinz; Stegmaier Ralf; Michel, Alexandra. (2008). </text:span><text:span text:style-name="T15">Change Management an Hochschulen: Konzepte, Tools und Erfahrungen bei der Umsetzung</text:span></text:p></text:note-body></text:note>. <text:s/></text:p>
      <text:p text:style-name="P9"/>
      <text:p text:style-name="P3"><text:span text:style-name="T25">Der Wandel kann nur gelingen wenn die Betroffenen hinter den Plänen stehen und die Veränderungen unterstützen. Im Fall der Hochschule treten einige Besonderheiten auf, auf welche im nächsten Kapitel genauer eingegangen wird. </text:span><text:s/></text:p>
      <text:h text:style-name="P31" text:outline-level="2">4.1.2.2 <text:tab/>Change Management an Hochschulen</text:h>
      <text:p text:style-name="P3">Im vorherigen Kapitel wurden die Adressaten des Change Managements als Betroffene betitelt. Diese sind im klassischen Fall Mitarbeiter eines Unternehmens, <text:span text:style-name="T25">in dem Veränderungen vorangetrieben werden sollen.</text:span> Diese Mitarbeiter sind <text:s/>meist Bestandteil einer klaren Hierarchie, an dessen oberster Stelle das Management steht, von welchem der Wandel initiiert wird. </text:p>
      <text:p text:style-name="P3"/>
      <text:p text:style-name="P3">Im speziellen Fall von Hochschulen setzen sich die Betroffenen aus Professoren, <text:span text:style-name="T30">wissenschaftlichen Mitarbeitern</text:span>, Verwaltungsmitarbeitern und Studierenden <text:soft-page-break/>zusammen, welche autonome Endscheidungen treffen. Studenten entscheiden, was sie lernen, Dozenten entscheiden welche Inhalte sie lehren<text:note text:id="ftn12" text:note-class="footnote"><text:note-citation>12</text:note-citation><text:note-body><text:p text:style-name="P8"><text:span text:style-name="T20"><text:s/>Langenbeck, Ute; Suchanek, Justine; Höschler, Barbara. (2011). </text:span><text:span text:style-name="T21">Change Managment an Hochschulen</text:span></text:p></text:note-body></text:note>.</text:p>
      <text:p text:style-name="P3"/>
      <text:p text:style-name="P3">Hinzu kommen Fakultäten, Fachbereiche und Institute, welche sich selbst organisieren und nahezu autonom und unabhängig von einander agieren<text:note text:id="ftn13" text:note-class="footnote"><text:note-citation>13</text:note-citation><text:note-body><text:p text:style-name="P8"><text:span text:style-name="T18"><text:s/></text:span><text:span text:style-name="T16">Sonntag, Karlheinz; Stegmaier Ralf; Michel, Alexandra. (2008). </text:span><text:span text:style-name="T15">Change Management an Hochschulen: Konzepte, Tools und Erfahrungen bei der Umsetzung</text:span></text:p></text:note-body></text:note>. </text:p>
      <text:p text:style-name="P3">Dies erschwert die Kommunikation untereinander sowie das Erschaffen von Synergien und das Entwickeln übergeordneter Ziele und Strategien. <text:s text:c="3"/></text:p>
      <text:p text:style-name="P3"/>
      <text:p text:style-name="P3">Ein erfolgreiches Change Management muss also die besonderen Gegebenheiten der Organisation Hochschule bei der Gestaltung und Auswahl entsprechender Maßnahmen berücksichtigen und auf sie eingehen. </text:p>
      <text:p text:style-name="P3"/>
      <text:p text:style-name="P3">Hierzu sollten die Betroffenen innerhalb der Hochschule frühzeitig in die Zielformulierung von Change Prozessen eingebunden werden. So kann Raum für Diskussionen geschaffen werden, denn die unterschiedlichen Bereiche der Hochschule vertreten oft unterschiedliche Interessen was zur Verschleppung oder Verzögerungen von Entscheidungen führen kann. In solchen Fällen kann ein <text:span text:style-name="T25">Austausch mit externen Experten oder internen Stäben helfen, Entscheidungen voranzutreiben</text:span><text:span text:style-name="T25"><text:note text:id="ftn14" text:note-class="footnote"><text:note-citation>14</text:note-citation><text:note-body><text:p text:style-name="P8"><text:span text:style-name="T18"><text:s/></text:span><text:span text:style-name="T16">Sonntag, Karlheinz; Stegmaier Ralf; Michel, Alexandra. (2008). </text:span><text:span text:style-name="T15">Change Management an Hochschulen: Konzepte, Tools und Erfahrungen bei der Umsetzung</text:span></text:p></text:note-body></text:note></text:span><text:span text:style-name="T25">.</text:span></text:p>
      <text:p text:style-name="P3">Studien zu Change Management an Hochschulen haben herausgefunden, dass auch hier Information und Partizipation wichtige Elemente des Change Managements sind:</text:p>
      <text:p text:style-name="P3"/>
      <text:list xml:id="list906713550419069100" text:style-name="L4">
        <text:list-item>
          <text:p text:style-name="P38">Eine Studie zur Evaluation der Strategieumsetzung an der Universität Heidelberg könnte belegen, dass Partizipation und die Qualität der Information positive Auswirkungen gegenüber Veränderungen bei den wissenschaftlichen Mitarbeitern und Studierenden hatte. Je besser die Betroffenen über die Ziele der Veränderungen informiert wurden und desto <text:soft-page-break/>mehr eigene Ideen sie in die Veränderungen einbringen konnten, desto eher wurde der Wandel positiv bewertet und die Bereitschaft gesteigert, aktiv an der Umsetzung mitzuwirken<text:note text:id="ftn15" text:note-class="footnote"><text:note-citation>15</text:note-citation><text:note-body><text:p text:style-name="Footnote"/></text:note-body></text:note>.</text:p>
        </text:list-item>
      </text:list>
      <text:p text:style-name="P3"/>
      <text:list xml:id="list1009375249" text:continue-numbering="true" text:style-name="L4">
        <text:list-item>
          <text:p text:style-name="P38">Bei Veränderung des Curriculums und der Einführung neuer Prozesse und Strukturen des Qualitätsmanagements an einem amerikanischen Collage zeigte sich, dass es nicht nur darum geht, Partizipation zu erhöhen, sondern auch darum, Lehrende so anzuleiten, dass Entscheidungen nicht zu autoritär getroffen werden, noch durch zu starke Gleichberechtigung in die Länge gezogen oder gar verhindert werden<text:note text:id="ftn16" text:note-class="footnote"><text:note-citation>16</text:note-citation><text:note-body><text:p text:style-name="P19"><text:s/>Cohen, A. R.; Fetters, M.; Fleischmann, F. (2005). Major change at Babson <text:tab/>College: Curricular and administrative, planned and otherwise. <text:span text:style-name="T32">Advances in <text:tab/>Developing Human Resources.</text:span></text:p></text:note-body></text:note>. </text:p>
          <text:p text:style-name="P38"/>
        </text:list-item>
        <text:list-item>
          <text:p text:style-name="P38">Eine weitere Studie zur Implementierung von E-Learning konnte belegen, dass<text:span text:style-name="T30"> integratives </text:span>Change Management erforderlich ist, um Veränderungen nachhaltig zu implementieren. Wurden Maßnahmen wie z. B. Training, Beratung oder didaktische Szenarien aufeinander abgestimmt, wirkt sich das positiv auf die Nutzung von E-Learning aus<text:note text:id="ftn17" text:note-class="footnote"><text:note-citation>17</text:note-citation><text:note-body><text:p text:style-name="P19"><text:span text:style-name="T14"><text:s/></text:span><text:span text:style-name="T6">Fuchs, M. (2007). </text:span><text:span text:style-name="T15">Change Management an Hochschulen. Die strategische Integration von Bildungsinnovationen. &amp; </text:span><text:span text:style-name="T7">Schönwald, I. (2007). </text:span><text:span text:style-name="T8">Change Management in Hochschulen – Die Gestaltung soziokultureller Veränderungsprozesse zur Integration von E-Learning in die Hochschullehre.</text:span></text:p></text:note-body></text:note>. </text:p>
        </text:list-item>
      </text:list>
      <text:p text:style-name="P3"/>
      <text:p text:style-name="P3">Aus den Studien wird ersichtlich, dass Information und Partizipation wichtige Element des Change Managements darstellen. Aber auch Schulungen, Trainings, oder Coaching spielen eine große Rolle. Allerdings kann es zur Herausforderung werden, potenzielle Teilnehmer für Weiterbildungen aus dem Kreise der Professoren oder der Hochschulführung zu gewinnen, da diese auf ihrem Fachgebiet als Experten gelten und eine Teilnahme an solchen Weiterbildungsangeboten als Ausdruck persönlicher Defizite werten könnten. Dennoch bietet es sich an, bei komplexen Veränderungen zusätzliche Kompetenzen durch Training oder Coaching zu erschließen<text:note text:id="ftn18" text:note-class="footnote"><text:note-citation>18</text:note-citation><text:note-body><text:p text:style-name="P7"><text:span text:style-name="T18"><text:s/>Fisch, Rudolf; Müller, Andrea (Hrsg.). 2008. </text:span><text:span text:style-name="T17">Veränderungen in Organisationen.</text:span></text:p></text:note-body></text:note>. </text:p>
      <text:p text:style-name="P3"/>
      <text:p text:style-name="P3"><text:soft-page-break/>Durch die besonderen Strukturen und Gegebenheiten einer Hochschule, muss <text:s/>ein potentielles Change Management möglichst sensibel agieren und alle relevanten Akteure informieren und partizipieren lassen, um am Ende auch den gewünschten Erfolg und somit die avisierten Ziele zu erreichen.</text:p>
      <text:p text:style-name="P4"/>
      <text:p text:style-name="P4">4.1.2.3 <text:tab/>Changeplan</text:p>
      <text:p text:style-name="P3">Wie Eingangs erwähnt, kann hier nicht auf das gesamte Informationsmanagement der Hochschule eingegangen werden. Daher wird der Changeplan sich exemplarisch auf die Beispiele Alfresco und Responsive Design beziehen, wobei es sich in beiden Fällen um Veränderungsprozesse im IT-Bereich handelt. <text:s text:c="2"/></text:p>
      <text:p text:style-name="P3"/>
      <text:p text:style-name="P3">Der Changeplan soll unter Betrachtung der beschrieben Grundlagen des Change Managements sowie der besonderen Rahmenbedingungen an Hochschulen erstellt werden. </text:p>
      <text:p text:style-name="P3"/>
      <text:p text:style-name="P3">Hinzu kommt, dass es sich hier um Veränderungsprozesse im IT-Bereich handelt. Hier gibt es in der Praxis zwei Herangehensweisen an das Change Management. Zum einen die deterministische Sichtweise, welche Technik als Ausgangspunkt für alle Veränderungen und Gestaltungsmaßnahmen sieht, und zum anderen die sozio-technische Sichtweise, welche technisches und soziales gemeinsam optimiert<text:note text:id="ftn19" text:note-class="footnote"><text:note-citation>19</text:note-citation><text:note-body><text:p text:style-name="P2"><text:span text:style-name="T20"><text:s/>Feldmüller; Dorothee; Mütter, Jan. (2007). </text:span><text:span text:style-name="T21">Change Management &amp; IT Projekte.</text:span></text:p></text:note-body></text:note>. In dem besonderen Fall einer Hochschule und deren Gegebenheiten, sollte die sozio-technische Herangehensweise der deterministischen vorgezogen werden (vgl. Kapitel 4.1.2.2). <text:s/></text:p>
      <text:p text:style-name="P16"/>
      <text:p text:style-name="P23">Angelehnt an die genutzten Change Management Tools welche zur Unterstützung der Strategieumsetzung an der Universität Heidelberg eingesetzt wurden, könnten die Tools für die Neuordnung des Informationsmanagements an der Hochschule Emden/Leer wie folgt aussehen.</text:p>
      <text:p text:style-name="P23"/>
      <table:table table:name="Tabelle2" table:style-name="Tabelle2">
        <table:table-column table:style-name="Tabelle2.A" table:number-columns-repeated="3"/>
        <table:table-column table:style-name="Tabelle2.D"/>
        <text:soft-page-break/>
        <table:table-row>
          <table:table-cell table:style-name="Tabelle2.A1" office:value-type="string">
            <text:p text:style-name="P28">Veränderungsprozesse steuern</text:p>
          </table:table-cell>
          <table:table-cell table:style-name="Tabelle2.A1" office:value-type="string">
            <text:p text:style-name="P28">Information und Kommunikation</text:p>
          </table:table-cell>
          <table:table-cell table:style-name="Tabelle2.A1" office:value-type="string">
            <text:p text:style-name="P28">Partizipation</text:p>
          </table:table-cell>
          <table:table-cell table:style-name="Tabelle2.D1" office:value-type="string">
            <text:p text:style-name="P28">Konsolidierung nach dem Go Live</text:p>
          </table:table-cell>
        </table:table-row>
        <table:table-row>
          <table:table-cell table:style-name="Tabelle2.A2" office:value-type="string">
            <text:p text:style-name="P29">Definition einer Projektstruktur</text:p>
          </table:table-cell>
          <table:table-cell table:style-name="Tabelle2.A2" office:value-type="string">
            <text:p text:style-name="P29">Kommunikationspläne</text:p>
          </table:table-cell>
          <table:table-cell table:style-name="Tabelle2.A2" office:value-type="string">
            <text:p text:style-name="P29">Feedback zur Optimierung der Veränderungsprozesse</text:p>
          </table:table-cell>
          <table:table-cell table:style-name="Tabelle2.D2" office:value-type="string">
            <text:p text:style-name="P29">Support</text:p>
          </table:table-cell>
        </table:table-row>
        <table:table-row>
          <table:table-cell table:style-name="Tabelle2.A2" office:value-type="string">
            <text:p text:style-name="P29">Controlling durch Statusberichte</text:p>
          </table:table-cell>
          <table:table-cell table:style-name="Tabelle2.A2" office:value-type="string">
            <text:p text:style-name="P29">Informationsveranstaltungen</text:p>
          </table:table-cell>
          <table:table-cell table:style-name="Tabelle2.A2" office:value-type="string">
            <text:p text:style-name="P29">Training / Coaching</text:p>
          </table:table-cell>
          <table:table-cell table:style-name="Tabelle2.D2" office:value-type="string">
            <text:p text:style-name="P29"/>
          </table:table-cell>
        </table:table-row>
      </table:table>
      <text:p text:style-name="P25">Tabelle <text:sequence text:ref-name="refTable0" text:name="Table" text:formula="ooow:Table+1" style:num-format="1">1</text:sequence>: Change Management Tools</text:p>
      <text:p text:style-name="P23"/>
      <text:p text:style-name="P23">In wieweit und in welchem Umfang sich die einzelnen Bausteine für die Vorhaben Responsive Website und Alfresco Dokumentenmanagement einsetzen lassen, soll in den folgenden Kapitel näher betrachtet werden.</text:p>
      <text:p text:style-name="P5"/>
      <text:p text:style-name="P4">4.1.2.3.1 <text:tab/>Responsive Website</text:p>
      <text:p text:style-name="P13">Im Rahmen der Erstellung eines responsive Designs der Webpräsenz der Hochschule soll gleichzeitig eine aktuelle TYPO3 Version migriert werden. </text:p>
      <text:p text:style-name="P13"/>
      <text:p text:style-name="P13">Beide Vorhaben stellen eine technische Migrationen dar. Inhalte und Funktionen <text:s/>der Webpräsenz werden von Veränderungen nicht betroffen sein. Lediglich im Layout, welches durch die responsive Implementierung für alle Medien optimal dargestellt wird, werden leichte Veränderungen wahrzunehmen sein. </text:p>
      <text:p text:style-name="P13"/>
      <text:p text:style-name="P13">Bei den Anwendern wird es dadurch keine Veränderungen bei Prozessen, Arbeitsweisen oder dem benötigtem Wissen geben. Daher ist auf psychologischer Ebene also kein umfangreiches Change Management von Nöten, da hier auch nicht mit Widerständen zu rechnen ist. </text:p>
      <text:p text:style-name="P12"/>
      <text:p text:style-name="P12">Jedoch bietet es sich an, bei einer Neu-Implementierung auch eventuelle Verbesserungen, sei es von Funktionen, Layout oder Usability, gleich mit zu implementieren. Dafür sollten alle relevanten Akteure (hier die Verantwortlichen der Internetauftritte der verschiedenen Bereiche) in das Vorhaben einbezogen werden und die Möglichkeit haben Vorschläge und Wüsche zu äußeren und über diese zu diskutieren. </text:p>
      <text:p text:style-name="P12"/>
      <text:p text:style-name="P12">Das eigentliche Change Management richtet sich in diesem Fall an die IT-Mitarbeiter welche die neuen Systeme aufsetzen und pflegen. Aber auch hier <text:soft-page-break/>werden die Betroffen nicht vor neue Aufgaben, Prozesse oder Arbeitsweisen gestellt, da die Migration neuer Systeme im Aufgabenfeld eines IT-Mitarbeiters verankert ist. </text:p>
      <text:p text:style-name="P12"/>
      <text:p text:style-name="P6">4.1.2.3.2 <text:tab/>Alfresco</text:p>
      <text:p text:style-name="P13">Das Change Management für die Umstellung auf das Dateimanagement Alfresco ist dabei etwas Umfangreicher als bei der Erstellung eines responsive Designs für die Webpräsenz der Hochschule. </text:p>
      <text:p text:style-name="P13"/>
      <text:p text:style-name="P13">Hier handelt sich um ein grundlegend neues System an der Hochschule. Daher sollten frühzeitig alle relevanten Akteure in den Endscheidungsprozess Einbezogen werden. Es empfiehlt sich einen Kommunikationsplan zu erstellen um schon frühzeitig eine Übersicht dafür zu bekommen wann welche Informationen an wenn und auf welchem Weg kommuniziert wird. </text:p>
      <text:p text:style-name="P26"/>
      <text:p text:style-name="P15">Im Sinne der Partizipation sollten alle relevanten Akteure die Möglichkeit haben während des Veränderungsprozess ihr Feedback zur Diskussion zu stellen. Diese Möglichkeit könnte beispielsweise auf einer Informationsveranstaltung, welche durch die Hochschulleitung organisiert wird, wahr genommen werden. </text:p>
      <text:p text:style-name="P15"/>
      <text:p text:style-name="P14"><text:span text:style-name="T30">Hierbei können bei Bedarf weitere Anforderungen in das Lastenheft aufgenommen werden. Die Aufgabe des Managements ist es dabei zwischen den geforderten Anforderungen abzuwägen, sodass ein „Nein“ zu Änderungen oder Erweiterungen des Lastenhefts auch zielführend sein kann. Denn Entscheidungen auf dieser Ebene schaffen weitere Veränderungen für die Betroffenen</text:span><text:span text:style-name="T30"><text:note text:id="ftn20" text:note-class="footnote"><text:note-citation>20</text:note-citation><text:note-body><text:p text:style-name="P2"><text:span text:style-name="T20"><text:s/>Kleinhesseling, Frank. (2011).</text:span><text:span text:style-name="T20"> </text:span><text:span text:style-name="T21">Change Management IT-Projekte erfolgreich umsetzen.</text:span></text:p></text:note-body></text:note></text:span><text:span text:style-name="T30">. </text:span></text:p>
      <text:p text:style-name="P15"/>
      <text:p text:style-name="P15">Nach Analyse aller Feedbacks und der Optimierung der Zielsetzung kann die Migration des neuen Systems (Alfresco) beginnen. Zur Erhöhung der Akzeptanz, <text:s/>ist es nach wie vor wichtig auch in dieser Phase die Kommunikation, beispielsweise durch Statusberichte, mit den Betroffenen aufrecht zu erhalten. <text:s/></text:p>
      <text:p text:style-name="P14"/>
      <text:p text:style-name="P15">Des Weiteren können Workshops und Weiterbildungen den Betroffen dabei <text:soft-page-break/>helfen, ihre Zweifel weiter abzubauen und sich mit den neuen IT-System vertraut zu machen. Hierzu bietet Alfresco beispielsweise eigens entwickelte Trainings für Entwickler, Administratoren und End User an (vgl. Kapitel . 4.1.4.2.3).</text:p>
      <text:p text:style-name="P15"/>
      <text:p text:style-name="P15">Konnte durch das Change Management eine Vielzahl von Zweifeln und Vorbehalte der Betroffenen gegenüber der Veränderungen abgebaut werden, so treten die tatsächlichen Veränderungen erst nach der Migration und dem Go Live des neuen Systems in vollem Umfang in Kraft. In dieser Phase muss die gewonnene Akzeptanz der Betroffenen weiter untermauert werden und sollte nicht durch mögliche Probleme mit dem neuen Software-System in Ablehnung oder gar Verweigerung münden. Entsprechende Support Angebote könnten hier Abhilfe schaffen. Alfresco bietet für Nutzer der Enterprice Edition ein umfangreiches <text:s/>Support an (vgl. https://www.alfresco.com/de/node/1084). </text:p>
      <text:h text:style-name="P32" text:outline-level="2"/>
      <text:h text:style-name="P34" text:outline-level="2">4.1.3<text:tab/>Migrationsplan <text:span text:style-name="T29">(Marco)</text:span></text:h>
      <text:p text:style-name="P17"/>
      <text:p text:style-name="P17"/>
      <text:p text:style-name="P17"/>
      <text:p text:style-name="P17"/>
      <text:p text:style-name="P18"/>
      <text:p text:style-name="P18"/>
      <text:p text:style-name="P24">Literatur</text:p>
      <text:p text:style-name="P18"/>
      <text:p text:style-name="P18">Cohen, A. R.; Fetters, M.; Fleischmann, F. (2005).<text:span text:style-name="T29"> Major change at Babson <text:tab/>College: Curricular and administrative, planned and otherwise. </text:span><text:span text:style-name="T31">Advances in <text:tab/>Developing Human Resources. </text:span><text:span text:style-name="T29">Zitiert nach Langenbeck, Ute; Suchanek, <text:tab/>Justine; Höschler, Barbara. 2011.</text:span> <text:span text:style-name="T31">Change Managment an Hochschulen: Zu <text:tab/>den Potentialen des Coaching einer Expertenorganisation. </text:span><text:span text:style-name="T29">In</text:span><text:span text:style-name="T31"> </text:span><text:span text:style-name="T29">Höschler, <text:tab/>Barbara; Suchanek, Justine (Hersg.).</text:span> <text:span text:style-name="T31">Wissenschaft und Hochschulbildung <text:tab/>im Kontext von Wirtschaft und Medien.</text:span><text:span text:style-name="T29"> VS Verlag für Sozialwissenschaften <text:tab/>Springer Fachmedien Wiesbaden GmbH 2011.</text:span></text:p>
      <text:p text:style-name="P17"/>
      <text:p text:style-name="P18">Feldmüller; Dorothee; Mütter, Jan. (2007). <text:span text:style-name="T31">Change Management &amp; IT Projekte. </text:span><text:span text:style-name="T29">I<text:tab/>nformation und Technik NRW. http://www.it.nrw.de/informationstechnik/ <text:tab/>Services/IT_Veroeffentlichungen/Ausgabenarchiv/ausgabe1_2007/ <text:tab/>schwerpunkte/z091200751_s15.pdf. 30. Mai 20115.</text:span></text:p>
      <text:p text:style-name="P17"/>
      <text:p text:style-name="P17"><text:span text:style-name="T14">Fuchs, M. (2007).</text:span><text:span text:style-name="T6"> </text:span><text:span text:style-name="T15">Change Management an Hochschulen. Die strategische <text:tab/>Integration von Bildungsinnovationen. </text:span><text:span text:style-name="T6">Zitiert nach </text:span>Langenbeck, Ute; <text:tab/>Suchanek, Justine; Höschler, Barbara. 2011.<text:span text:style-name="T5"> </text:span><text:span text:style-name="T32">Change Managment an <text:tab/>Hochschulen: Zu den Potentialen des Coaching einer <text:tab/>Expertenorganisation. </text:span>In<text:span text:style-name="T32"> </text:span>Höschler, Barbara; Suchanek, Justine (Hersg.).<text:span text:style-name="T5"> <text:tab/></text:span><text:span text:style-name="T32">Wissenschaft und Hochschulbildung im Kontext von Wirtschaft und Medien.</text:span> <text:tab/>VS Verlag für Sozialwissenschaften Springer Fachmedien Wiesbaden <text:tab/>GmbH 2011.</text:p>
      <text:p text:style-name="P17"/>
      <text:p text:style-name="P17"><text:span text:style-name="T5">Kleinhesseling, Frank. (2011).</text:span> <text:span text:style-name="T32">Change Management IT-Projekte erfolgreich <text:tab/>umsetzen.</text:span> IHK Wirtschaftsforum Juli 2011. http://www.frankfurt-<text:tab/>main.ihk.de/branchen/mediacity/tk_it/it_mittelstand/change_management/. <text:tab/>30. Mai 2015. </text:p>
      <text:p text:style-name="P17"/>
      <text:p text:style-name="P17"/>
      <text:p text:style-name="P17"/>
      <text:p text:style-name="P17"><text:soft-page-break/><text:span text:style-name="T5">Langenbeck, Ute; Suchanek, Justine; Höschler, Barbara. (2011). </text:span><text:span text:style-name="T32">Change <text:tab/>Managment an Hochschulen: Zu den Potentialen des Coaching einer <text:tab/>Expertenorganisation. </text:span><text:span text:style-name="T29">In</text:span><text:span text:style-name="T32"> </text:span><text:span text:style-name="T29">Höschler, Barbara; Suchanek, Justine (Hersg.).</text:span><text:span text:style-name="T5"> <text:tab/></text:span><text:span text:style-name="T32">Wissenschaft und Hochschulbildung im Kontext von Wirtschaft und <text:tab/>Medien.</text:span><text:span text:style-name="T29"> VS Verlag für Sozialwissenschaften | Springer Fachmedien <text:tab/>Wiesbaden GmbH 2011.</text:span></text:p>
      <text:p text:style-name="P18"/>
      <text:p text:style-name="P17"><text:span text:style-name="T4">Lauer, Thomas. (2014).</text:span><text:span text:style-name="T2"> </text:span><text:span text:style-name="T8">Change Management.</text:span><text:span text:style-name="T7"> Springer-Verlag Berlin <text:tab/><text:tab/>Heidelberg 2010, 2014. </text:span></text:p>
      <text:p text:style-name="P21"/>
      <text:p text:style-name="P17"><text:span text:style-name="T13">Schönwald, I. (2007). </text:span><text:span text:style-name="T8">Change Management in Hochschulen – Die Gestaltung <text:tab/>soziokultureller Veränderungsprozesse zur Integration von E-Learning in <text:tab/>die Hochschullehre.</text:span><text:span text:style-name="T7"> Zitiert nach Langenbeck, Ute; Suchanek, Justine; <text:tab/>Höschler, Barbara. 2011.</text:span><text:span text:style-name="T13"> </text:span><text:span text:style-name="T8">Change Managment an <text:tab/>Hochschulen: Zu den <text:tab/>Potentialen des Coaching einer Expertenorganisation. </text:span><text:span text:style-name="T7">In</text:span><text:span text:style-name="T8"> </text:span><text:span text:style-name="T7">Höschler, Barbara; <text:tab/>Suchanek, Justine (Hersg.).</text:span><text:span text:style-name="T13"> </text:span><text:span text:style-name="T8">Wissenschaft und Hochschulbildung im <text:tab/>Kontext von Wirtschaft und Medien.</text:span><text:span text:style-name="T7"> VS Verlag für Sozialwissenschaften <text:tab/>Springer Fachmedien Wiesbaden GmbH 2011.</text:span></text:p>
      <text:p text:style-name="P21"/>
      <text:p text:style-name="P20"><text:span text:style-name="T10">Sonntag, Karlheinz; Stegmaier Ralf; Michel, Alexandra. (2008). </text:span><text:span text:style-name="T9">Change <text:tab/>Management an Hochschulen: Konzepte, Tools und Erfahrungen bei der <text:tab/>Umsetzung. </text:span><text:span text:style-name="T11">In </text:span><text:span text:style-name="T23">Fisch, Rudolf; Müller, Andrea (Hrsg.). </text:span><text:span text:style-name="T24">Veränderungen in <text:tab/><text:tab/>Organisationen.</text:span><text:span text:style-name="T23"> </text:span><text:span text:style-name="T19">VS Verlag für Sozialwissenschaften | GWV <text:tab/><text:tab/><text:tab/>Fachverlage GmbH, Wiesbaden 2008.</text:span><text:span text:style-name="T22"> </text:span></text:p>
      <text:p text:style-name="P17"/>
      <text:p text:style-name="P17"/>
      <text:p text:style-name="P22"/>
      <text:p text:style-name="P17"/>
      <text:p text:style-name="P17"/>
      <text:p text:style-name="P17"/>
      <text:p text:style-name="P17"/>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Italic" svg:font-family="'Calibri,BoldItalic'"/>
    <style:font-face style:name="OpenSymbol" svg:font-family="OpenSymbol"/>
    <style:font-face style:name="TimesNewRoman,Italic" svg:font-family="'TimesNewRoman,Italic'"/>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6pt" fo:font-weight="bold"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cm" fo:line-height="150%"/>
      <style:text-properties style:font-name="Arial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921cm" fo:margin-bottom="0.21cm" fo:line-height="150%" fo:text-indent="-0.76cm" style:auto-text-indent="false" style:page-number="auto">
        <style:tab-stops/>
      </style:paragraph-properties>
      <style:text-properties fo:font-size="16pt"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paragraph-properties fo:margin-top="0.921cm" fo:margin-bottom="0.21cm" fo:line-height="150%">
        <style:tab-stops>
          <style:tab-stop style:position="2cm"/>
        </style:tab-stops>
      </style:paragraph-properties>
      <style:text-properties fo:font-size="12pt" fo:font-style="normal" fo:font-weight="normal" style:font-size-asian="14pt" style:font-style-asian="italic" style:font-weight-asian="bold" style:font-size-complex="14pt"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size="10pt"/>
    </style:style>
    <style:style style:name="Heading_20_3" style:display-name="Heading 3" style:family="paragraph" style:parent-style-name="Heading" style:next-style-name="Text_20_body" style:default-outline-level="3" style:class="text">
      <style:paragraph-properties fo:margin-top="0.921cm" fo:margin-bottom="0.21cm"/>
      <style:text-properties fo:font-size="12pt" fo:font-weight="bold" style:font-size-asian="14pt" style:font-weight-asian="bold" style:font-size-complex="14pt" style:font-weight-complex="normal"/>
    </style:style>
    <style:style style:name="Footnote" style:family="paragraph" style:parent-style-name="Standard" style:class="extra" style:master-page-name="">
      <style:paragraph-properties fo:margin-left="0.499cm" fo:margin-right="0cm" fo:text-indent="-0.499cm" style:auto-text-indent="false" style:page-number="auto" style:shadow="none" text:number-lines="false" text:line-number="0"/>
      <style:text-properties style:font-name="Arial1" fo:font-size="10pt" style:font-size-asian="10pt" style:font-size-complex="10pt"/>
    </style:style>
    <style:style style:name="Header" style:family="paragraph" style:parent-style-name="Standard" style:class="extra">
      <style:paragraph-properties style:shadow="none" text:number-lines="false" text:line-number="0">
        <style:tab-stops>
          <style:tab-stop style:position="7.751cm" style:type="center"/>
          <style:tab-stop style:position="15.501cm" style:type="right"/>
        </style:tab-stops>
      </style:paragraph-properties>
      <style:text-properties style:font-name="Arial1" fo:font-size="10pt"/>
    </style:style>
    <style:style style:name="Header_20_right" style:display-name="Header right"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Illustration" style:family="paragraph" style:parent-style-name="Caption" style:class="extra">
      <style:text-properties style:font-name="Arial1" fo:font-size="10pt" fo:font-style="normal"/>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1cm" fo:margin-bottom="1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Calibri,BoldItalic" fo:font-size="12pt"/>
    </style:style>
    <style:page-layout style:name="Mpm1">
      <style:page-layout-properties fo:page-width="21.001cm" fo:page-height="29.7cm" style:num-format="1" style:print-orientation="portrait" fo:margin-top="2cm" fo:margin-bottom="2cm" fo:margin-left="3.5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style:dynamic-spacing="false"/>
      </style:header-style>
      <style:footer-style>
        <style:header-footer-properties fo:min-height="0.998cm" fo:margin-left="0cm" fo:margin-right="0cm" fo:margin-top="0.499cm" fo:border-top="0.002cm solid #000000" fo:border-bottom="none" fo:border-left="none" fo:border-right="none" fo:padding="0.199cm" style:shadow="none"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INM - <text:span text:style-name="MT1">Potentielle Neuordnung des Informationsmanagements<text:tab/></text:span><text:span text:style-name="MT1"><text:date style:data-style-name="N37" text:date-value="2015-05-18T10:45:12" text:fixed="true">18.05.15</text:date></text:span></text:p>
      </style:header>
      <style:footer>
        <text:p text:style-name="Footer">INM – SoSe 2015<text:tab/><text:tab/><text:page-number text:select-page="current">15</text:page-number> /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18T10:45:20</meta:creation-date>
    <meta:editing-duration>P3DT9H34M17S</meta:editing-duration>
    <meta:editing-cycles>216</meta:editing-cycles>
    <meta:generator>OpenOffice/4.1.1$Unix OpenOffice.org_project/411m6$Build-9775</meta:generator>
    <meta:initial-creator>Christian Halfmann</meta:initial-creator>
    <dc:date>2015-05-31T09:36:46</dc:date>
    <dc:creator>Christian Halfmann</dc:creator>
    <meta:printed-by>Christian Halfmann</meta:printed-by>
    <meta:print-date>2015-05-27T18:28:53</meta:print-date>
    <meta:document-statistic meta:table-count="1" meta:image-count="1" meta:object-count="0" meta:page-count="15" meta:paragraph-count="116" meta:word-count="2963" meta:character-count="22991"/>
  </office:meta>
</office:document-meta>
</file>